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MPIRE CAYRA, FELICIANO FA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4009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MPIRE CAYRA, FELICIAN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00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5</text:p>
          </table:table-cell>
          <table:table-cell table:style-name="Tableau1.D2" office:value-type="string">
            <text:p text:style-name="P12">1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42236323</text:p>
          </table:table-cell>
          <table:table-cell table:style-name="Tabla2.A2" office:value-type="string">
            <text:p text:style-name="P7">1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ROBERT CARRASC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26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